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kFilenameFilter.AwkFilenameFilter( String regex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FilenameFilter.AwkFilenameFilter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FilenameFilter.AwkFilenam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